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9879" officeooo:paragraph-rsid="00119879"/>
    </style:style>
    <style:style style:name="P2" style:family="paragraph" style:parent-style-name="Standard">
      <style:text-properties officeooo:rsid="00124a49" officeooo:paragraph-rsid="00124a49"/>
    </style:style>
    <style:style style:name="P3" style:family="paragraph" style:parent-style-name="Standard">
      <style:text-properties officeooo:rsid="0012ab1d" officeooo:paragraph-rsid="0012ab1d"/>
    </style:style>
    <style:style style:name="P4" style:family="paragraph" style:parent-style-name="Standard">
      <style:text-properties officeooo:rsid="0014a30c" officeooo:paragraph-rsid="0014a30c"/>
    </style:style>
    <style:style style:name="P5" style:family="paragraph" style:parent-style-name="Standard">
      <style:text-properties officeooo:rsid="0014ef1a" officeooo:paragraph-rsid="0014ef1a"/>
    </style:style>
    <style:style style:name="P6" style:family="paragraph" style:parent-style-name="Standard">
      <style:text-properties officeooo:rsid="0014ef1a" officeooo:paragraph-rsid="0014ef1a"/>
    </style:style>
    <style:style style:name="P7" style:family="paragraph" style:parent-style-name="Standard">
      <style:text-properties officeooo:rsid="0016e4ec" officeooo:paragraph-rsid="0016e4ec"/>
    </style:style>
    <style:style style:name="P8" style:family="paragraph" style:parent-style-name="Standard">
      <style:text-properties officeooo:rsid="00124a49" officeooo:paragraph-rsid="00124a49"/>
    </style:style>
    <style:style style:name="P9" style:family="paragraph" style:parent-style-name="Standard">
      <style:text-properties officeooo:rsid="0012ab1d" officeooo:paragraph-rsid="0012ab1d"/>
    </style:style>
    <style:style style:name="P10" style:family="paragraph" style:parent-style-name="Standard">
      <style:text-properties officeooo:rsid="0017f88c" officeooo:paragraph-rsid="0017f88c"/>
    </style:style>
    <style:style style:name="P11" style:family="paragraph" style:parent-style-name="Standard">
      <style:paragraph-properties fo:break-before="page"/>
      <style:text-properties officeooo:rsid="0012ab1d" officeooo:paragraph-rsid="0012ab1d"/>
    </style:style>
    <style:style style:name="T1" style:family="text">
      <style:text-properties officeooo:rsid="0014ef1a"/>
    </style:style>
    <style:style style:name="T2" style:family="text">
      <style:text-properties officeooo:rsid="0017f88c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CMPM 146 Programming Assignment 2</text:span></text:p>
      <text:p text:style-name="P10">Brian Lambrigger (<text:a xlink:type="simple" xlink:href="mailto:blambrig@ucsc.edu" text:style-name="Internet_20_link" text:visited-style-name="Visited_20_Internet_20_Link">blambrig@ucsc.edu</text:a>)</text:p>
      <text:p text:style-name="P10">Cory Humphrey (<text:a xlink:type="simple" xlink:href="mailto:cmhumphr@ucsc.edu" text:style-name="Internet_20_link" text:visited-style-name="Visited_20_Internet_20_Link">cmhumphr@ucsc.edu</text:a>)</text:p>
      <text:p text:style-name="P10">Jan 20 2012</text:p>
      <text:p text:style-name="P5"/>
      <text:p text:style-name="P5"><text:span text:style-name="T2">NODES: </text:span>VANILLA vs. VANILLA</text:p>
      <text:p text:style-name="P5"/>
      <text:p text:style-name="P2">Blue @ 10 Nodes</text:p>
      <text:p text:style-name="P2">Red @ 1000 Nodes</text:p>
      <text:p text:style-name="P2">Final win counts: {'red': 51, 'blue': 49}</text:p>
      <text:p text:style-name="P2">3.150307683652244 <text:s/>seconds</text:p>
      <text:p text:style-name="P1"/>
      <text:p text:style-name="P1">Blue @ 100 Nodes</text:p>
      <text:p text:style-name="P1">Red @ 1000 Nodes</text:p>
      <text:p text:style-name="P1">Final win counts: {'blue': 46, 'red': 54}</text:p>
      <text:p text:style-name="P1">34.02490929908645 <text:s/>seconds</text:p>
      <text:p text:style-name="P1"/>
      <text:p text:style-name="P1">Blue @ 10000 Nodes</text:p>
      <text:p text:style-name="P1">Red @ 1000 Nodes</text:p>
      <text:p text:style-name="P2">Final win counts: {'blue': 59, 'red': 41}</text:p>
      <text:p text:style-name="P2">3645.668501465812 <text:s/>seconds</text:p>
      <text:p text:style-name="P2"/>
      <text:p text:style-name="P2"><draw:frame draw:style-name="fr1" draw:name="Object1" text:anchor-type="paragraph" svg:x="0.3138in" svg:y="0.1902in" svg:width="6.2957in" svg:height="4.212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3"><text:soft-page-break/><text:span text:style-name="T1">NODES: VANILLA vs. </text:span>MODIFIED</text:p>
      <text:p text:style-name="P3"/>
      <text:p text:style-name="P3">Vanilla @ 1000</text:p>
      <text:p text:style-name="P3">Mod @ 1000</text:p>
      <text:p text:style-name="P3">Final win counts: {'Vanilla': 6, 'Mod': 94}</text:p>
      <text:p text:style-name="P3"/>
      <text:p text:style-name="P3">Vanilla @ 100</text:p>
      <text:p text:style-name="P3">Mod @ 100</text:p>
      <text:p text:style-name="P3">Final win counts: {'Vanilla': 0, 'Mod': 100}</text:p>
      <text:p text:style-name="P3"/>
      <text:p text:style-name="P3"/>
      <text:p text:style-name="P3"><draw:frame draw:style-name="fr1" draw:name="Object2" text:anchor-type="paragraph" svg:x="0.3138in" svg:y="0.0028in" svg:width="6.2957in" svg:height="6.29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11"/>
      <text:p text:style-name="P4">TIME: <text:span text:style-name="T1">VANILLA vs. MODIFIED</text:span></text:p>
      <text:p text:style-name="P4"/>
      <text:p text:style-name="P5">1 Round, 1 Second</text:p>
      <text:p text:style-name="P5">Mod Wins</text:p>
      <text:p text:style-name="P5">Mod Total Tree: 12,000+ <text:span text:style-name="T2">Nodes</text:span><text:line-break/>Vanilla Total Tree: 44,000+ <text:span text:style-name="T2">Nodes</text:span></text:p>
      <text:p text:style-name="P4"/>
      <text:p text:style-name="P5">1 Round, 10 seconds</text:p>
      <text:p text:style-name="P7">Mod Wins</text:p>
      <text:p text:style-name="P7">Mod Total Tree: 117,000+ <text:span text:style-name="T2">Nodes</text:span></text:p>
      <text:p text:style-name="P7">Vanilla Total Tree: 616,000+ <text:span text:style-name="T2">Nodes</text:span></text:p>
      <text:p text:style-name="P7"/>
      <text:p text:style-name="P7"/>
      <text:p text:style-name="P7"/>
      <text:p text:style-name="P7"><draw:frame draw:style-name="fr2" draw:name="Object3" text:anchor-type="paragraph" svg:width="6.2984in" svg:height="4.2075in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5:02:01.854000000</meta:creation-date>
    <dc:date>2016-01-19T21:52:27.564000000</dc:date>
    <meta:editing-duration>PT39M49S</meta:editing-duration>
    <meta:editing-cycles>4</meta:editing-cycles>
    <meta:generator>LibreOffice/5.0.2.2$Windows_x86 LibreOffice_project/37b43f919e4de5eeaca9b9755ed688758a8251fe</meta:generator>
    <meta:document-statistic meta:table-count="0" meta:image-count="0" meta:object-count="3" meta:page-count="3" meta:paragraph-count="32" meta:word-count="135" meta:character-count="802" meta:non-whitespace-character-count="6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10.699cm" xlink:href="." xlink:type="simple" chart:class="chart:bar" chart:style-name="ch1">
        <chart:title svg:x="6.367cm" svg:y="0.349cm" chart:style-name="ch2">
          <text:p>Wins vs Nodes</text:p>
        </chart:title>
        <chart:subtitle svg:x="5.639cm" svg:y="1.367cm" chart:style-name="ch3">
          <text:p>Vanilla Blue vs. Vanilla Red</text:p>
        </chart:subtitle>
        <chart:legend chart:legend-position="end" svg:x="13.945cm" svg:y="4.795cm" style:legend-expansion="high" chart:style-name="ch4"/>
        <chart:plot-area chart:style-name="ch5" chart:data-source-has-labels="both" svg:x="1.32cm" svg:y="2.237cm" svg:width="12.306cm" svg:height="7.278cm">
          <chartooo:coordinate-region svg:x="1.952cm" svg:y="2.439cm" svg:width="11.674cm" svg:height="6.423cm"/>
          <chart:axis chart:dimension="x" chart:name="primary-x" chart:style-name="ch6" chartooo:axis-type="auto">
            <chartooo:date-scale/>
            <chart:title svg:x="6.971cm" svg:y="9.728cm" chart:style-name="ch7">
              <text:p>Nodes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6.293cm" chart:style-name="ch9">
              <text:p>Wins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bar">
            <chart:data-point chart:repeated="3"/>
          </chart:series>
          <chart:series chart:style-name="ch12" chart:values-cell-range-address="local-table.$C$2:.$C$4" chart:label-cell-address="local-table.$C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 Bot</text:p>
              </table:table-cell>
              <table:table-cell office:value-type="string">
                <text:p>Red Bot</text:p>
              </table:table-cell>
            </table:table-row>
          </table:table-header-rows>
          <table:table-rows>
            <table:table-row>
              <table:table-cell office:value-type="string">
                <text:p>Blue @ 10 Nodes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Blue @ 100 Nodes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Blue @ 10000 Nodes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15.982cm" xlink:href="." xlink:type="simple" chart:class="chart:bar" chart:style-name="ch1">
        <chart:title svg:x="6.303cm" svg:y="0.455cm" chart:style-name="ch2">
          <text:p>Nodes vs. Wins</text:p>
        </chart:title>
        <chart:subtitle svg:x="6.337cm" svg:y="1.579cm" chart:style-name="ch3">
          <text:p>Vanilla vs. Modded</text:p>
        </chart:subtitle>
        <chart:legend chart:legend-position="end" svg:x="12.95cm" svg:y="7.437cm" style:legend-expansion="high" chart:style-name="ch4"/>
        <chart:plot-area chart:style-name="ch5" chart:data-source-has-labels="both" svg:x="1.32cm" svg:y="2.555cm" svg:width="11.311cm" svg:height="12.137cm">
          <chartooo:coordinate-region svg:x="2.143cm" svg:y="2.758cm" svg:width="10.488cm" svg:height="11.281cm"/>
          <chart:axis chart:dimension="x" chart:name="primary-x" chart:style-name="ch6" chartooo:axis-type="auto">
            <chartooo:date-scale/>
            <chart:title svg:x="6.473cm" svg:y="15.011cm" chart:style-name="ch7">
              <text:p>Nodes</text:p>
            </chart:title>
            <chart:categories table:cell-range-address="local-table.$A$2:.$A$3"/>
          </chart:axis>
          <chart:axis chart:dimension="y" chart:name="primary-y" chart:style-name="ch8">
            <chart:title svg:x="0.451cm" svg:y="9.04cm" chart:style-name="ch9">
              <text:p>Wins</text:p>
            </chart:title>
            <chart:grid chart:style-name="ch10" chart:class="major"/>
          </chart:axi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B$2:.$B$3" chart:label-cell-address="local-table.$B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ded MCTS</text:p>
              </table:table-cell>
              <table:table-cell office:value-type="string">
                <text:p>Vanilla MCTS</text:p>
              </table:table-cell>
            </table:table-row>
          </table:table-header-rows>
          <table:table-rows>
            <table:table-row>
              <table:table-cell office:value-type="string">
                <text:p>Both @ 1000 Nodes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oth @ 100 Nodes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687cm" xlink:href="." xlink:type="simple" chart:class="chart:bar" chart:style-name="ch1">
        <chart:title svg:x="6cm" svg:y="0.349cm" chart:style-name="ch2">
          <text:p>Time vs. Tree Size</text:p>
        </chart:title>
        <chart:subtitle svg:x="6.341cm" svg:y="1.367cm" chart:style-name="ch3">
          <text:p>Vanilla vs. Modded</text:p>
        </chart:subtitle>
        <chart:legend chart:legend-position="end" svg:x="12.957cm" svg:y="4.789cm" style:legend-expansion="high" chart:style-name="ch4"/>
        <chart:plot-area chart:style-name="ch5" chart:data-source-has-labels="both" svg:x="1.32cm" svg:y="2.237cm" svg:width="11.318cm" svg:height="7.266cm">
          <chartooo:coordinate-region svg:x="2.714cm" svg:y="2.439cm" svg:width="9.924cm" svg:height="6.411cm"/>
          <chart:axis chart:dimension="x" chart:name="primary-x" chart:style-name="ch6" chartooo:axis-type="auto">
            <chartooo:date-scale/>
            <chart:title svg:x="6.583cm" svg:y="9.716cm" chart:style-name="ch7">
              <text:p>Time</text:p>
            </chart:title>
            <chart:categories table:cell-range-address="local-table.$A$2:.$A$3"/>
          </chart:axis>
          <chart:axis chart:dimension="y" chart:name="primary-y" chart:style-name="ch8">
            <chart:title svg:x="0.451cm" svg:y="6.372cm" chart:style-name="ch9">
              <text:p>Nodes</text:p>
            </chart:title>
            <chart:grid chart:style-name="ch10" chart:class="major"/>
          </chart:axi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B$2:.$B$3" chart:label-cell-address="local-table.$B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ded MCTS</text:p>
              </table:table-cell>
              <table:table-cell office:value-type="string">
                <text:p>Vanilla MCTS</text:p>
              </table:table-cell>
            </table:table-row>
          </table:table-header-rows>
          <table:table-rows>
            <table:table-row>
              <table:table-cell office:value-type="string">
                <text:p>1 Second</text:p>
              </table:table-cell>
              <table:table-cell office:value-type="float" office:value="12000">
                <text:p>12000</text:p>
              </table:table-cell>
              <table:table-cell office:value-type="float" office:value="44000">
                <text:p>44000</text:p>
              </table:table-cell>
            </table:table-row>
            <table:table-row>
              <table:table-cell office:value-type="string">
                <text:p>10 Seconds</text:p>
              </table:table-cell>
              <table:table-cell office:value-type="float" office:value="117000">
                <text:p>117000</text:p>
              </table:table-cell>
              <table:table-cell office:value-type="float" office:value="616000">
                <text:p>616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